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Regular4" svg:font-family="'Noto Sans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cm"/>
      <style:paragraph-properties style:writing-mode="lr-tb"/>
    </style:style>
    <style:style style:name="pr8" style:family="presentation" style:parent-style-name="Impress1-outline1">
      <style:graphic-properties fo:min-height="9.501cm"/>
      <style:paragraph-properties style:writing-mode="lr-tb"/>
    </style:style>
    <style:style style:name="pr9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cm" svg:x="2cm" svg:y="8.5cm" presentation:class="title" presentation:user-transformed="true">
          <draw:text-box>
            <text:p text:style-name="P1">LinkENS</text:p>
          </draw:text-box>
        </draw:frame>
        <draw:frame presentation:style-name="pr2" draw:text-style-name="P2" draw:layer="layout" svg:width="24cm" svg:height="2cm" svg:x="2cm" svg:y="1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Goals</text:p>
          </draw:text-box>
        </draw:frame>
        <draw:frame presentation:style-name="pr5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>Easily onboard content creators to Web3</text:p>
              </text:list-item>
              <text:list-item>
                <text:p>Site generation in a single transaction</text:p>
              </text:list-item>
              <text:list-item>
                <text:p>Complete ownership by us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Demo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<text:a xlink:href="https://peertube.co.uk/videos/watch/828f8d20-45d2-4157-b29c-1c7b5c4943b9" xlink:type="simple">View on Peertube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Roadmap</text:p>
          </draw:text-box>
        </draw:frame>
        <draw:frame presentation:style-name="pr5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>Open Gas Station Network integration</text:p>
              </text:list-item>
              <text:list-item>
                <text:p>Custom labels for links</text:p>
              </text:list-item>
              <text:list-item>
                <text:p>Support wallet connection for PFP and address data</text:p>
              </text:list-item>
              <text:list-item>
                <text:p>Creator funding through donation/tipping contra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Regular4" svg:font-family="'Noto Sans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4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4</text:page-number></text:span><text:span text:style-name="MT2"><text:s/>/ </text:span><text:span text:style-name="MT2"><text:page-count>4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4</text:page-number></text:span><text:span text:style-name="MT2"><text:s/>/ </text:span><text:span text:style-name="MT2"><text:page-count>4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10-09T17:01:46.349307565</meta:creation-date>
    <meta:editing-duration>PT23M44S</meta:editing-duration>
    <meta:editing-cycles>4</meta:editing-cycles>
    <meta:generator>LibreOffice/7.0.4.2$Linux_X86_64 LibreOffice_project/00$Build-2</meta:generator>
    <dc:title>Impress</dc:title>
    <dc:date>2021-10-10T17:01:20.966172375</dc:date>
    <meta:document-statistic meta:object-count="50"/>
  </office:meta>
</office:document-meta>
</file>